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estrial" svg:font-family="Quest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84c" officeooo:paragraph-rsid="0013184c"/>
    </style:style>
    <style:style style:name="P2" style:family="paragraph" style:parent-style-name="Standard">
      <style:text-properties officeooo:rsid="0014b94e" officeooo:paragraph-rsid="0014b94e"/>
    </style:style>
    <style:style style:name="P3" style:family="paragraph" style:parent-style-name="Standard">
      <style:text-properties style:font-name="Liberation Serif" fo:font-size="12pt" officeooo:paragraph-rsid="0014b94e" style:font-size-asian="12pt" style:font-size-complex="12pt"/>
    </style:style>
    <style:style style:name="P4" style:family="paragraph" style:parent-style-name="Standard">
      <style:text-properties style:font-name="Liberation Serif" fo:font-size="12pt" officeooo:rsid="0013184c" officeooo:paragraph-rsid="0013184c" style:font-size-asian="12pt" style:font-size-complex="12pt"/>
    </style:style>
    <style:style style:name="P5" style:family="paragraph" style:parent-style-name="Standard">
      <style:text-properties officeooo:rsid="0015be73" officeooo:paragraph-rsid="0015be73"/>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5be73" officeooo:paragraph-rsid="0015be73" style:text-blinking="false" fo:background-color="transparent"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5be73" officeooo:paragraph-rsid="00169e6f" style:text-blinking="false" fo:background-color="transparent"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69e6f" officeooo:paragraph-rsid="00169e6f" style:text-blinking="false"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5be73" officeooo:paragraph-rsid="0015be73" style:font-size-asian="12pt" style:font-weight-asian="bold" style:font-size-complex="12pt" style:font-weight-complex="bold"/>
    </style:style>
    <style:style style:name="P10" style:family="paragraph" style:parent-style-name="Standard">
      <style:text-properties officeooo:rsid="00169e6f" officeooo:paragraph-rsid="00169e6f"/>
    </style:style>
    <style:style style:name="P11" style:family="paragraph" style:parent-style-name="Standard">
      <style:text-properties officeooo:paragraph-rsid="00169e6f"/>
    </style:style>
    <style:style style:name="P1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6986b" officeooo:paragraph-rsid="00169e6f" style:text-blinking="false" fo:background-color="transparent"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69e6f" officeooo:paragraph-rsid="00169e6f" style:text-blinking="false" fo:background-color="transparent" style:font-size-asian="12pt" style:font-weight-asian="bold" style:font-size-complex="12pt" style:font-weight-complex="bold"/>
    </style:style>
    <style:style style:name="P1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be29a" officeooo:paragraph-rsid="001be29a" style:text-blinking="false" fo:background-color="transparent" style:font-size-asian="12pt" style:font-size-complex="12pt"/>
    </style:style>
    <style:style style:name="P1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f265f" officeooo:paragraph-rsid="001f265f" style:text-blinking="false" fo:background-color="transparent" style:font-size-asian="12pt" style:font-size-complex="12pt"/>
    </style:style>
    <style:style style:name="P1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01cbf" officeooo:paragraph-rsid="00201cbf" style:text-blinking="false" fo:background-color="transparent" style:font-size-asian="12pt" style:font-size-complex="12pt"/>
    </style:style>
    <style:style style:name="P1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01cbf" officeooo:paragraph-rsid="0024537c" style:text-blinking="false" fo:background-color="transparent" style:font-size-asian="12pt" style:font-size-complex="12pt"/>
    </style:style>
    <style:style style:name="P1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18e40" officeooo:paragraph-rsid="00218e40" style:text-blinking="false" fo:background-color="transparent" style:font-size-asian="12pt" style:font-size-complex="12pt"/>
    </style:style>
    <style:style style:name="P1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29748" officeooo:paragraph-rsid="00229748" style:text-blinking="false" fo:background-color="transparent" style:font-size-asian="12pt" style:font-size-complex="12pt"/>
    </style:style>
    <style:style style:name="P2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4f4d6" style:text-blinking="false" fo:background-color="transparent"/>
    </style:style>
    <style:style style:name="P2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4f4d6" officeooo:paragraph-rsid="0024f4d6" style:text-blinking="false" fo:background-color="transparent"/>
    </style:style>
    <style:style style:name="P2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4f4d6" officeooo:paragraph-rsid="002567c3" style:text-blinking="false" fo:background-color="transparent"/>
    </style:style>
    <style:style style:name="P2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567c3" officeooo:paragraph-rsid="002567c3" style:text-blinking="false" fo:background-color="transparent"/>
    </style:style>
    <style:style style:name="P2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567c3" style:text-blinking="false" fo:background-color="transparent"/>
    </style:style>
    <style:style style:name="P2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64a2f" style:text-blinking="false" fo:background-color="transparent"/>
    </style:style>
    <style:style style:name="P2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80f89" style:text-blinking="false" fo:background-color="transparent"/>
    </style:style>
    <style:style style:name="P2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81100" officeooo:paragraph-rsid="00281100" style:text-blinking="false" fo:background-color="transparent"/>
    </style:style>
    <style:style style:name="P2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81100" style:text-blinking="false" fo:background-color="transparent"/>
    </style:style>
    <style:style style:name="P2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935dc" style:text-blinking="false" fo:background-color="transparent"/>
    </style:style>
    <style:style style:name="P3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935dc" officeooo:paragraph-rsid="002935dc" style:text-blinking="false" fo:background-color="transparent"/>
    </style:style>
    <style:style style:name="P3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2a8f23" officeooo:paragraph-rsid="002a8f23" style:text-blinking="false" fo:background-color="transparent"/>
    </style:style>
    <style:style style:name="P3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9879b" officeooo:paragraph-rsid="0019879b" style:text-blinking="false" fo:background-color="#ffffff" style:font-size-asian="12pt" style:font-size-complex="12pt"/>
    </style:style>
    <style:style style:name="P3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9879b" officeooo:paragraph-rsid="001be29a" style:text-blinking="false" fo:background-color="#ffffff" style:font-size-asian="12pt" style:font-size-complex="12pt"/>
    </style:style>
    <style:style style:name="P3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be29a" officeooo:paragraph-rsid="001be29a" style:text-blinking="false" fo:background-color="#ffffff" style:font-size-asian="12pt" style:font-size-complex="12pt"/>
    </style:style>
    <style:style style:name="P3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24f4d6" style:text-blinking="false" fo:background-color="transparent" style:font-size-asian="12pt" style:font-size-complex="12pt"/>
    </style:style>
    <style:style style:name="P36" style:family="paragraph" style:parent-style-name="Standard">
      <style:text-properties officeooo:paragraph-rsid="00229748"/>
    </style:style>
    <style:style style:name="P37" style:family="paragraph" style:parent-style-name="Standard">
      <style:text-properties officeooo:rsid="0023ca30" officeooo:paragraph-rsid="0023ca30"/>
    </style:style>
    <style:style style:name="P38" style:family="paragraph" style:parent-style-name="Standard">
      <style:text-properties officeooo:paragraph-rsid="0024f4d6"/>
    </style:style>
    <style:style style:name="P39" style:family="paragraph" style:parent-style-name="Standard">
      <style:text-properties officeooo:paragraph-rsid="00280f89"/>
    </style:style>
    <style:style style:name="P40" style:family="paragraph" style:parent-style-name="Standard">
      <style:text-properties officeooo:paragraph-rsid="002a8f23"/>
    </style:style>
    <style:style style:name="T1" style:family="text">
      <style:text-properties officeooo:rsid="0014b94e"/>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4" style:family="text">
      <style:text-properties fo:font-variant="normal" fo:text-transform="none" fo:color="#000000" style:text-line-through-style="none" style:text-line-through-type="none" style:font-name="Liberation Serif" fo:font-size="12pt" fo:font-style="normal" style:text-underline-style="none" fo:font-weight="normal" officeooo:rsid="00229748"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Liberation Serif" fo:font-size="12pt" fo:font-style="normal" style:text-underline-style="none" fo:font-weight="normal" officeooo:rsid="0023ca30"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officeooo:rsid="00280f89"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24f4d6"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2a8f23" style:text-blinking="false" fo:background-color="transparent" loext:char-shading-value="0"/>
    </style:style>
    <style:style style:name="T9" style:family="text">
      <style:text-properties officeooo:rsid="00169e6f"/>
    </style:style>
    <style:style style:name="T10" style:family="text">
      <style:text-properties officeooo:rsid="0019879b"/>
    </style:style>
    <style:style style:name="T11" style:family="text">
      <style:text-properties officeooo:rsid="001b96da"/>
    </style:style>
    <style:style style:name="T12" style:family="text">
      <style:text-properties officeooo:rsid="001be29a"/>
    </style:style>
    <style:style style:name="T13" style:family="text">
      <style:text-properties officeooo:rsid="001be29a" fo:background-color="#ffff00" loext:char-shading-value="0"/>
    </style:style>
    <style:style style:name="T14" style:family="text">
      <style:text-properties officeooo:rsid="001dd177"/>
    </style:style>
    <style:style style:name="T15" style:family="text">
      <style:text-properties officeooo:rsid="001f265f"/>
    </style:style>
    <style:style style:name="T16" style:family="text">
      <style:text-properties officeooo:rsid="00202fb9"/>
    </style:style>
    <style:style style:name="T17" style:family="text">
      <style:text-properties officeooo:rsid="00229748"/>
    </style:style>
    <style:style style:name="T18" style:family="text">
      <style:text-properties officeooo:rsid="0023ca30"/>
    </style:style>
    <style:style style:name="T19" style:family="text">
      <style:text-properties officeooo:rsid="0024537c"/>
    </style:style>
    <style:style style:name="T20" style:family="text">
      <style:text-properties officeooo:rsid="0024537c" style:font-size-asian="12pt" style:font-size-complex="12pt" fo:background-color="#ffffff"/>
    </style:style>
    <style:style style:name="T21" style:family="text">
      <style:text-properties style:font-name="Liberation Serif"/>
    </style:style>
    <style:style style:name="T22" style:family="text">
      <style:text-properties style:font-name="Liberation Serif" officeooo:rsid="002567c3"/>
    </style:style>
    <style:style style:name="T23" style:family="text">
      <style:text-properties style:font-name="Liberation Serif" officeooo:rsid="00264a2f"/>
    </style:style>
    <style:style style:name="T24" style:family="text">
      <style:text-properties style:font-name="Liberation Serif" officeooo:rsid="00280f89"/>
    </style:style>
    <style:style style:name="T25" style:family="text">
      <style:text-properties style:font-name="Liberation Serif" officeooo:rsid="00281100"/>
    </style:style>
    <style:style style:name="T26" style:family="text">
      <style:text-properties style:font-name="Liberation Serif" officeooo:rsid="002935dc"/>
    </style:style>
    <style:style style:name="T27" style:family="text">
      <style:text-properties style:font-name="Liberation Serif" fo:font-weight="bold"/>
    </style:style>
    <style:style style:name="T28" style:family="text">
      <style:text-properties style:font-name="Liberation Serif" officeooo:rsid="002a8f23"/>
    </style:style>
    <style:style style:name="T29" style:family="text">
      <style:text-properties style:font-name="Liberation Serif" fo:font-size="14pt" fo:background-color="#ffffff" loext:char-shading-value="0"/>
    </style:style>
    <style:style style:name="T30" style:family="text">
      <style:text-properties style:font-name="Liberation Serif" officeooo:rsid="0024f4d6"/>
    </style:style>
    <style:style style:name="T31" style:family="text">
      <style:text-properties style:font-name="Liberation Serif" fo:font-size="12pt" style:font-size-asian="12pt" style:font-size-complex="12pt"/>
    </style:style>
    <style:style style:name="T32" style:family="text">
      <style:text-properties officeooo:rsid="0024f4d6"/>
    </style:style>
    <style:style style:name="T33" style:family="text">
      <style:text-properties fo:font-size="14pt" fo:background-color="#ffffff" loext:char-shading-value="0"/>
    </style:style>
    <style:style style:name="T34" style:family="text">
      <style:text-properties fo:background-color="#ffffff"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Exercise:</text:p>
      <text:p text:style-name="P1"/>
      <text:p text:style-name="P1">1) Size of MBR is 512 bytes. It holds the information on how the logical partitions containing file</text:p>
      <text:p text:style-name="P1">systems are organised. It also contains executable code to function as a loader for the installed OS.</text:p>
      <text:p text:style-name="P1">MBR provides address to the grub loaders.</text:p>
      <text:p text:style-name="P1"/>
      <text:p text:style-name="P1">2) /etc/rc.local</text:p>
      <text:p text:style-name="P1"/>
      <text:p text:style-name="P1">3) commands -</text:p>
      <text:p text:style-name="P1"/>
      <text:p text:style-name="P1"># reboot</text:p>
      <text:p text:style-name="P1"># init 6</text:p>
      <text:p text:style-name="P1"/>
      <text:p text:style-name="P1">4) Restart Cron service :</text:p>
      <text:p text:style-name="P1"/>
      <text:p text:style-name="P1">$ sudo /etc/init.d/cron restart</text:p>
      <text:p text:style-name="P1"/>
      <text:p text:style-name="P1">5) Create ext4 filesystem -</text:p>
      <text:p text:style-name="P1"/>
      <text:p text:style-name="P1"># mkfs -t ext4 /dev/sda6</text:p>
      <text:p text:style-name="P1"/>
      <text:p text:style-name="P1">6) Mount the filesystem -</text:p>
      <text:p text:style-name="P1"/>
      <text:p text:style-name="P1"># mkdir /new</text:p>
      <text:p text:style-name="P1"># mount dev/sda6 /new</text:p>
      <text:p text:style-name="P1"/>
      <text:p text:style-name="P1">7) Difference Between LVM and RAID :</text:p>
      <text:p text:style-name="P1"/>
      <text:p text:style-name="P1">RAID :</text:p>
      <text:p text:style-name="P1">• Used for redundancy.</text:p>
      <text:p text:style-name="P1">• It is a way to create a redundant or strioed block device with redundancy using other</text:p>
      <text:p text:style-name="P1">physical block devices.</text:p>
      <text:p text:style-name="P1">LVM :</text:p>
      <text:p text:style-name="P1">• It is a way in which you partition the hard disk logically.</text:p>
      <text:p text:style-name="P1">• LVM is a logical layer that can be anipulated in order to create and expand a logical</text:p>
      <text:p text:style-name="P1">presentation of a disk device to an OS.</text:p>
      <text:p text:style-name="P1"/>
      <text:p text:style-name="P1">8) Create LVM :</text:p>
      <text:p text:style-name="P1"/>
      <text:p text:style-name="P1">Partition -</text:p>
      <text:p text:style-name="P1">$ sudo pvcreate /dev/sda6</text:p>
      <text:p text:style-name="P1">$ sudo pvdisplay</text:p>
      <text:p text:style-name="P1">Volume group -</text:p>
      <text:p text:style-name="P1">$ sudo vgcreate myvg /dev/sda6</text:p>
      <text:p text:style-name="P1">$ sudo vgdisplay</text:p>
      <text:p text:style-name="P1">LVM -</text:p>
      <text:p text:style-name="P1">$ sudo lvcreate -l 20 -n mylvm myvg</text:p>
      <text:p text:style-name="P1">LV path : /dev/myvg/mylvm</text:p>
      <text:p text:style-name="P1"/>
      <text:p text:style-name="P1"/>
      <text:p text:style-name="P1"/>
      <text:p text:style-name="P1"/>
      <text:p text:style-name="P1"><text:soft-page-break/>9) <text:span text:style-name="T1">Create RAID1-</text:span></text:p>
      <text:p text:style-name="P1"/>
      <text:p text:style-name="P2">Install – sudo apt-get install mdadm rsync initramfs-tools</text:p>
      <text:p text:style-name="P2">Create 2 Partitions – sda7, sda8</text:p>
      <text:p text:style-name="P2">Verify the changes - </text:p>
      <text:p text:style-name="P2"><text:s text:c="3"/>sudo mdadm -E /ev/sda[7-8]</text:p>
      <text:p text:style-name="P2"/>
      <text:p text:style-name="P2">Create RAID device - </text:p>
      <text:p text:style-name="P3"><text:span text:style-name="T1"><text:s text:c="3"/>sudo </text:span><text:span text:style-name="T2">mdadm --create /dev/md0 --level=mirror --raid-devices=2 /dev/sd[b-c]</text:span></text:p>
      <text:p text:style-name="P4"/>
      <text:p text:style-name="P2">Check RAID device type - </text:p>
      <text:p text:style-name="P2"><text:s text:c="5"/>sudo mdadm –detail/dev/md0</text:p>
      <text:p text:style-name="P2"/>
      <text:p text:style-name="P2">Create File system- </text:p>
      <text:p text:style-name="P2"><text:s text:c="3"/>sudo mkfs.ext4 /dev/md0</text:p>
      <text:p text:style-name="P2"/>
      <text:p text:style-name="P2"/>
      <text:p text:style-name="P5">10) Create Swap file -</text:p>
      <text:p text:style-name="P5"/>
      <text:p text:style-name="P6"><text:bookmark text:name="docs-internal-guid-5c298dc2-7fff-30c4-e6e1-65c1ee860f25"/>#sudo fallocate -l 500MB /swapfile</text:p>
      <text:p text:style-name="P6"/>
      <text:p text:style-name="P6">Setup Swap file - </text:p>
      <text:p text:style-name="P6"><text:s text:c="2"/>sudo mkswap /swapfile</text:p>
      <text:p text:style-name="P6"/>
      <text:p text:style-name="P6">Change Permission - </text:p>
      <text:p text:style-name="P6"><text:s text:c="3"/>sudo chmod 0600 swapfile</text:p>
      <text:p text:style-name="P6"/>
      <text:p text:style-name="P6">Enable swap space - </text:p>
      <text:p text:style-name="P6"><text:s/>sudo swapon /swapfile</text:p>
      <text:p text:style-name="P6"/>
      <text:p text:style-name="P6">Verify swap space- </text:p>
      <text:p text:style-name="P6"><text:s text:c="3"/>sudo swapon -s</text:p>
      <text:p text:style-name="P6"/>
      <text:p text:style-name="P6"/>
      <text:p text:style-name="P12">11) Change Group -</text:p>
      <text:p text:style-name="P7"><text:s text:c="8"/></text:p>
      <text:p text:style-name="P8">Make a new group – abc</text:p>
      <text:p text:style-name="P8">old group – examples.desktop</text:p>
      <text:p text:style-name="P7"/>
      <text:p text:style-name="P8">sudo chngrp abc examples.desktop</text:p>
      <text:p text:style-name="P7"/>
      <text:p text:style-name="P8">Change User- </text:p>
      <text:p text:style-name="P7"/>
      <text:p text:style-name="P7"><text:s text:c="3"/><text:span text:style-name="T9">use chown command- </text:span></text:p>
      <text:p text:style-name="P8">sudo <text:s/>chown gupta examples.desktop</text:p>
      <text:p text:style-name="P8"/>
      <text:p text:style-name="P8"/>
      <text:p text:style-name="P9"/>
      <text:p text:style-name="P10">12) <text:s/><text:span text:style-name="T10">Sticky Bit -</text:span></text:p>
      <text:p text:style-name="P11"><text:span text:style-name="T9"><text:s text:c="7"/>It is </text:span><text:span text:style-name="T3">used on directories such as /tmp where all users have write access, but not to each others' files.</text:span></text:p>
      <text:p text:style-name="P32"># ls -ld /tmp</text:p>
      <text:p text:style-name="P32"><text:soft-page-break/></text:p>
      <text:p text:style-name="P32">13) <text:s/><text:span text:style-name="T14">Create User and add it to one secondary group:</text:span></text:p>
      <text:p text:style-name="P32"/>
      <text:p text:style-name="P32"><text:s text:c="8"/><text:span text:style-name="T14">Steps : </text:span></text:p>
      <text:p text:style-name="P32"/>
      <text:p text:style-name="P32"><text:s text:c="6"/><text:span text:style-name="T11">Create a new user -</text:span></text:p>
      <text:p text:style-name="P32"><text:s text:c="8"/><text:span text:style-name="T11">sudo useradd newuser</text:span></text:p>
      <text:p text:style-name="P32"><text:s text:c="2"/></text:p>
      <text:p text:style-name="P32"><text:s text:c="5"/><text:span text:style-name="T12">Check for groups :</text:span></text:p>
      <text:p text:style-name="P32"><text:s text:c="8"/><text:span text:style-name="T12">$ groups</text:span></text:p>
      <text:p text:style-name="P32"><text:s text:c="3"/></text:p>
      <text:p text:style-name="P32"><text:s text:c="4"/><text:span text:style-name="T12">Add newuser to the secondary group abc :</text:span></text:p>
      <text:p text:style-name="P32"><text:s text:c="7"/><text:span text:style-name="T12">sudo usermode – G abc newuser</text:span></text:p>
      <text:p text:style-name="P32"/>
      <text:p text:style-name="P32"><text:s text:c="4"/><text:span text:style-name="T12">Verify : </text:span></text:p>
      <text:p text:style-name="P32"><text:s text:c="4"/><text:span text:style-name="T12">sudo id newuser</text:span></text:p>
      <text:p text:style-name="P32"><text:s/></text:p>
      <text:p text:style-name="P33"><text:s text:c="6"/><text:span text:style-name="T12">uid=1002(newuser) gid=1003(newuser) groups=1003(newuser),</text:span><text:span text:style-name="T13">1001(abc)</text:span></text:p>
      <text:p text:style-name="P33"><text:span text:style-name="T13"/></text:p>
      <text:p text:style-name="P34"><text:span text:style-name="T13"/></text:p>
      <text:p text:style-name="P34"><text:span text:style-name="T13"/></text:p>
      <text:p text:style-name="P14">14) <text:s/><text:span text:style-name="T14">Lock this created user -</text:span></text:p>
      <text:p text:style-name="P14"/>
      <text:p text:style-name="P14"><text:s text:c="10"/><text:span text:style-name="T14">Steps :</text:span></text:p>
      <text:p text:style-name="P14"><text:s text:c="3"/></text:p>
      <text:p text:style-name="P14"><text:s text:c="8"/><text:span text:style-name="T14">Set psswd on this user -</text:span></text:p>
      <text:p text:style-name="P14"><text:s text:c="9"/><text:span text:style-name="T14">sudo passwd newuser</text:span></text:p>
      <text:p text:style-name="P14"><text:s text:c="6"/></text:p>
      <text:p text:style-name="P14"><text:s text:c="8"/><text:span text:style-name="T14">Lock the user - </text:span></text:p>
      <text:p text:style-name="P14"><text:s text:c="9"/><text:span text:style-name="T14">sudo usermod -L newuser</text:span></text:p>
      <text:p text:style-name="P14"/>
      <text:p text:style-name="P14"><text:s text:c="6"/><text:span text:style-name="T14">Verify the lock - </text:span></text:p>
      <text:p text:style-name="P14"><text:s text:c="7"/><text:span text:style-name="T15">su – newuser</text:span></text:p>
      <text:p text:style-name="P15">(will prompt for psswd, give the psswd ---&gt; if authenticaton failes ---&gt; user is locked)</text:p>
      <text:p text:style-name="P15"/>
      <text:p text:style-name="P15"/>
      <text:p text:style-name="P15"/>
      <text:p text:style-name="P16">15) Giving Full access -</text:p>
      <text:p text:style-name="P16"><text:s text:c="10"/>sudo /<text:span text:style-name="T16">usr/sbin/visudo</text:span></text:p>
      <text:p text:style-name="P16"/>
      <text:p text:style-name="P16"><text:s text:c="8"/><text:span text:style-name="T16">newuser ALL=(root)NOPASSWD:ALL</text:span></text:p>
      <text:p text:style-name="P16"/>
      <text:p text:style-name="P18">Verify: </text:p>
      <text:p text:style-name="P18"><text:s text:c="5"/>Login- </text:p>
      <text:p text:style-name="P18"><text:s text:c="3"/>su – newuser</text:p>
      <text:p text:style-name="P18"/>
      <text:p text:style-name="P18">Run any sudo commnd, like- sudo ls</text:p>
      <text:p text:style-name="P18">doesn’t asks for passwd, command runs.</text:p>
      <text:p text:style-name="P18"/>
      <text:p text:style-name="P18"/>
      <text:p text:style-name="P18"/>
      <text:p text:style-name="P18"/>
      <text:p text:style-name="P18"><text:soft-page-break/>16) <text:span text:style-name="T17">Backup and Delete -</text:span></text:p>
      <text:p text:style-name="P18"/>
      <text:p text:style-name="P19">Backup - </text:p>
      <text:p text:style-name="P36"><text:span text:style-name="T5">sudo</text:span><text:span text:style-name="T4"> </text:span>tar -zcvf homedirarchive.tar.gz /home/<text:span text:style-name="T18">newuser</text:span></text:p>
      <text:p text:style-name="P36"/>
      <text:p text:style-name="P37">Delete -</text:p>
      <text:p text:style-name="P37"><text:s/><text:span text:style-name="T19">sudo userdel newuser</text:span></text:p>
      <text:p text:style-name="P37"/>
      <text:p text:style-name="P18"/>
      <text:p text:style-name="P17"><text:s/></text:p>
      <text:p text:style-name="P20"><text:span text:style-name="T20">17) </text:span><text:bookmark text:name="docs-internal-guid-84367630-7fff-235b-a353-d6a75cde07d5"/><text:span text:style-name="T21">Create a file with some content. Change all lower case letter to upper case letter and save output to another file using redirections -</text:span></text:p>
      <text:p text:style-name="P20"><text:span text:style-name="T21"/></text:p>
      <text:p text:style-name="P21"><text:span text:style-name="T21"><text:s text:c="3"/>Steps - </text:span></text:p>
      <text:p text:style-name="P21"><text:span text:style-name="T21"><text:s/></text:span></text:p>
      <text:p text:style-name="P22"><text:span text:style-name="T21"><text:s/>Create 2 files – newfile.txt </text:span><text:span text:style-name="T22">(contains content)</text:span><text:span text:style-name="T21"> and dupfile.txt </text:span><text:span text:style-name="T22">(blank file) </text:span></text:p>
      <text:p text:style-name="P22"><text:span text:style-name="T21"><text:s/></text:span></text:p>
      <text:p text:style-name="P22"><text:span text:style-name="T21">Change all lower case letter to upper case letter and save output to another file using redirections -</text:span></text:p>
      <text:p text:style-name="P22"><text:span text:style-name="T21"><text:s text:c="2"/></text:span><text:span text:style-name="T22">cat newfile.txt | tr “[a-z]” “[A-Z]” &gt; dupfile.txt</text:span></text:p>
      <text:p text:style-name="P22"><text:span text:style-name="T22"/></text:p>
      <text:p text:style-name="P22"><text:span text:style-name="T22"/></text:p>
      <text:p text:style-name="P22"><text:span text:style-name="T22"/></text:p>
      <text:p text:style-name="P26"><text:span text:style-name="T22">1</text:span><text:span text:style-name="T24">8) <text:s/></text:span><text:bookmark text:name="docs-internal-guid-3db60507-7fff-6465-762c-bd61d17cbbc6"/><text:span text:style-name="T21">Set nice value of a process to -1 <text:s/>-</text:span></text:p>
      <text:p text:style-name="P26"><text:span text:style-name="T21"><text:s text:c="9"/></text:span></text:p>
      <text:p text:style-name="P26"><text:span text:style-name="T21"><text:s text:c="9"/></text:span><text:span text:style-name="T24">Check the processes- </text:span></text:p>
      <text:p text:style-name="P39"><text:span text:style-name="T6"><text:s text:c="9"/></text:span><text:span text:style-name="T24">$ ps -eo pid,ppid,ni,comm</text:span></text:p>
      <text:p text:style-name="P26"><text:span text:style-name="T24"/></text:p>
      <text:p text:style-name="P26"><text:span text:style-name="T24"><text:s text:c="10"/>Set the Nice : </text:span></text:p>
      <text:p text:style-name="P39"><text:span text:style-name="T6"><text:s text:c="10"/></text:span><text:span text:style-name="T24">$ nice -[niceness value] [ps name] </text:span></text:p>
      <text:p text:style-name="P39"><text:span text:style-name="T24"/></text:p>
      <text:p text:style-name="P26"><text:span text:style-name="T24"><text:s text:c="2"/></text:span></text:p>
      <text:p text:style-name="P22"><text:span text:style-name="T22"/></text:p>
      <text:p text:style-name="P23"><text:span text:style-name="T22"/></text:p>
      <text:p text:style-name="P24"><text:span text:style-name="T24">20</text:span><text:span text:style-name="T22">) <text:s/></text:span><text:bookmark text:name="docs-internal-guid-f68a62f4-7fff-04d5-2107-a0cff89d8e51"/><text:span text:style-name="T21">Check if port 22 is listening using netstat and telnet command -</text:span></text:p>
      <text:p text:style-name="P24"><text:span text:style-name="T21"><text:s text:c="4"/></text:span></text:p>
      <text:p text:style-name="P24"><text:span text:style-name="T21"><text:s text:c="7"/></text:span><text:span text:style-name="T23">Netstat - </text:span></text:p>
      <text:p text:style-name="P25"><text:span text:style-name="T23"><text:s text:c="7"/>sudo netstat -tulpn | grep 22</text:span></text:p>
      <text:p text:style-name="P25"><text:span text:style-name="T23"/></text:p>
      <text:p text:style-name="P25"><text:span text:style-name="T23"><text:s text:c="7"/>Telnet - </text:span></text:p>
      <text:p text:style-name="P25"><text:span text:style-name="T23"><text:s text:c="8"/>telnet [ip address] [port]</text:span></text:p>
      <text:p text:style-name="P25"><text:span text:style-name="T23"><text:s text:c="8"/></text:span></text:p>
      <text:p text:style-name="P25"><text:span text:style-name="T23"/></text:p>
      <text:p text:style-name="P25"><text:span text:style-name="T23"/></text:p>
      <text:p text:style-name="P28"><text:span text:style-name="T23">2</text:span><text:span text:style-name="T25">1) </text:span><text:bookmark text:name="docs-internal-guid-e9362b6a-7fff-5de7-dc53-7c61316e3209"/><text:span text:style-name="T25">C</text:span><text:span text:style-name="T21">reate a cron job which runs once in a week at 23:45-</text:span></text:p>
      <text:p text:style-name="P28"><text:span text:style-name="T21"><text:s text:c="22"/></text:span></text:p>
      <text:p text:style-name="P29"><text:span text:style-name="T21"><text:s text:c="15"/></text:span><text:span text:style-name="T26">45 23 * * 3 /usr/bin/echo "hi"</text:span><text:span text:style-name="T21"> <text:s text:c="3"/></text:span></text:p>
      <text:p text:style-name="P27"><text:span text:style-name="T21"/></text:p>
      <text:p text:style-name="P23"><text:span text:style-name="T21"><text:s text:c="4"/></text:span></text:p>
      <text:p text:style-name="P23"><text:span text:style-name="T21"/></text:p>
      <text:p text:style-name="P23"><text:span text:style-name="T21"/></text:p>
      <text:p text:style-name="P23"><text:span text:style-name="T21"/></text:p>
      <text:p text:style-name="P23"><text:span text:style-name="T21"/></text:p>
      <text:p text:style-name="P23"><text:soft-page-break/><text:span text:style-name="T21"/></text:p>
      <text:p text:style-name="P30"><text:span text:style-name="T21">22) Dig - </text:span></text:p>
      <text:p text:style-name="P38"><text:span text:style-name="T7"><text:s text:c="8"/></text:span><text:span text:style-name="T27">Dig</text:span><text:span text:style-name="T21"> stands for (Domain Information Groper) is a network administration command-line tool for querying Domain Name System (DNS) name servers. It is useful for verifying and troubleshooting DNS problems and also to perform DNS lookups and displays the answers that are returned from the name server that were queried.</text:span></text:p>
      <text:p text:style-name="P21"><text:span text:style-name="T21"><text:s text:c="5"/></text:span></text:p>
      <text:p text:style-name="P31"><text:span text:style-name="T21">Traceroute - </text:span></text:p>
      <text:p text:style-name="P40"><text:span text:style-name="T28">It is a </text:span><text:span text:style-name="T21">diagnostic tool for displaying the route and measuring transit delays of packets across an I</text:span><text:span text:style-name="T31">nternet Protocol network.</text:span></text:p>
      <text:p text:style-name="P35"><text:span text:style-name="T32"><text:s text:c="2"/></text:span><text:bookmark text:name="docs-internal-guid-dc1b862a-7fff-1286-c543-c4fa2420bc1f"/><text:span text:style-name="T34">Prints complete route to a particular desti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estrial" svg:font-family="Quest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5:30:16.276469314</meta:creation-date>
    <dc:date>2018-10-17T16:30:46.651285382</dc:date>
    <meta:editing-duration>PT4H12M18S</meta:editing-duration>
    <meta:editing-cycles>15</meta:editing-cycles>
    <meta:generator>LibreOffice/5.1.6.2$Linux_X86_64 LibreOffice_project/10m0$Build-2</meta:generator>
    <meta:document-statistic meta:table-count="0" meta:image-count="0" meta:object-count="0" meta:page-count="5" meta:paragraph-count="136" meta:word-count="694" meta:character-count="4295" meta:non-whitespace-character-count="3326"/>
  </office:meta>
</office:document-meta>
</file>